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style:font-name="Calibri" fo:font-size="60pt" style:font-size-asian="60pt" style:font-size-complex="6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7.999cm" svg:height="3.582cm" svg:x="0.001cm" svg:y="4.095cm" presentation:class="title" presentation:user-transformed="true">
          <draw:text-box>
            <text:p><text:span text:style-name="T1">Grande y fuer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3"><text:span text:style-name="T2">Grande y fuerte</text:span><text:span text:style-name="T2"><text:line-break/></text:span><text:span text:style-name="T2">Es nuestro Dios</text:span><text:span text:style-name="T2"><text:line-break/></text:span><text:span text:style-name="T2">Grande y fuerte</text:span><text:span text:style-name="T2"><text:line-break/></text:span><text:span text:style-name="T2">Es nuestro Di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3"><text:span text:style-name="T2">Vestido en Majestad</text:span><text:span text:style-name="T2"><text:line-break/></text:span><text:span text:style-name="T2">Coronado con poder</text:span><text:span text:style-name="T2"><text:line-break/></text:span><text:span text:style-name="T2">Digno de toda la adoraci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7.999cm" svg:height="15.75cm" svg:x="0cm" svg:y="0cm" presentation:class="title" presentation:user-transformed="true">
          <draw:text-box>
            <text:p text:style-name="P3"><text:span text:style-name="T2">Vestido en Majestad</text:span><text:span text:style-name="T2"><text:line-break/></text:span><text:span text:style-name="T2">Coronado con poder</text:span><text:span text:style-name="T2"><text:line-break/></text:span><text:span text:style-name="T2">Toda gloria y honra</text:span><text:span text:style-name="T2"><text:line-break/></text:span><text:span text:style-name="T2">Sean para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3"><text:span text:style-name="T2">Grande, fuerte </text:span><text:span text:style-name="T2"><text:line-break/></text:span><text:span text:style-name="T2">Es nuestro Di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3"><text:span text:style-name="T2">///Grande y fuerte</text:span><text:span text:style-name="T2"><text:line-break/></text:span><text:span text:style-name="T2">Es nuestro Dios/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7T18:28:38.945000000</meta:creation-date>
    <dc:date>2023-02-26T11:39:38.251000000</dc:date>
    <meta:editing-duration>PT1H41M11S</meta:editing-duration>
    <meta:editing-cycles>2</meta:editing-cycles>
    <meta:generator>Real_Office/6.2.3.2$Windows_x86 LibreOffice_project/b40a93cffb3080b9876e40c60e03703e9bd35612</meta:generator>
    <meta:document-statistic meta:object-count="39"/>
  </office:meta>
</office:document-meta>
</file>